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ourier New'" style:font-family-asian="'Courier New'" style:font-family-complex="'Courier New'" fo:background-color="transparent" style:use-window-font-color="true"/>
    </style:style>
    <style:style style:name="T2" style:family="text">
      <style:text-properties fo:font-size="12.00pt" fo:font-weight="normal" fo:font-family="'Courier New'" style:font-family-asian="'Courier New'" style:font-family-complex="'Courier New'" fo:background-color="transparent" style:use-window-font-color="true"/>
    </style:style>
    <style:style style:name="T3" style:family="text">
      <style:text-properties fo:font-size="16.00pt" fo:font-weight="bold" fo:font-family="'Courier New'" style:font-family-asian="'Courier New'" style:font-family-complex="'Courier New'" fo:background-color="transparent" style:use-window-font-color="true"/>
    </style:style>
    <style:style style:name="T4" style:family="text">
      <style:text-properties fo:font-size="12.00pt" fo:font-weight="normal" fo:font-family="'Courier New'" style:font-family-asian="'Courier New'" style:font-family-complex="'Courier New'" fo:background-color="transparent" style:use-window-font-color="true"/>
    </style:style>
    <style:style style:name="T5" style:family="text">
      <style:text-properties fo:font-size="14.00pt" fo:font-weight="bold" fo:font-family="'Courier New'" style:font-family-asian="'Courier New'" style:font-family-complex="'Courier New'" fo:background-color="transparent" style:use-window-font-color="true"/>
    </style:style>
    <style:style style:name="T6" style:family="text">
      <style:text-properties fo:font-size="12.00pt" fo:font-weight="normal" fo:font-family="'Courier New'" style:font-family-asian="'Courier New'" style:font-family-complex="'Courier New'" fo:background-color="transparent" style:use-window-font-color="true"/>
    </style:style>
    <style:style style:name="T7" style:family="text">
      <style:text-properties fo:font-size="12.00pt" fo:font-weight="bold" fo:font-family="'Courier New'" style:font-family-asian="'Courier New'" style:font-family-complex="'Courier New'" fo:background-color="transparent" style:use-window-font-color="true"/>
    </style:style>
    <style:style style:name="T8" style:family="text">
      <style:text-properties fo:font-size="12.00pt" fo:font-weight="normal" fo:font-family="'Courier New'" style:font-family-asian="'Courier New'" style:font-family-complex="'Courier New'" fo:background-color="transparent" style:use-window-font-color="true"/>
    </style:style>
    <style:style style:name="T9" style:family="text">
      <style:text-properties fo:font-size="12.00pt" fo:font-weight="bold" fo:font-family="'Courier New'" style:font-family-asian="'Courier New'" style:font-family-complex="'Courier New'" fo:background-color="transparent" style:use-window-font-color="true"/>
    </style:style>
    <style:style style:name="T10" style:family="text">
      <style:text-properties fo:font-size="12.00pt" fo:font-weight="normal" fo:font-family="'Courier New'" style:font-family-asian="'Courier New'" style:font-family-complex="'Courier New'" fo:background-color="transparent" style:use-window-font-color="true"/>
    </style:style>
    <style:style style:name="T11" style:family="text">
      <style:text-properties fo:font-size="12.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12" style:family="text">
      <style:text-properties fo:font-size="12.00pt" fo:font-weight="normal" fo:font-family="'Courier New'" style:font-family-asian="'Courier New'" style:font-family-complex="'Courier New'" fo:background-color="transparent" style:use-window-font-color="true"/>
    </style:style>
    <style:style style:name="T13" style:family="text">
      <style:text-properties fo:font-size="12.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14" style:family="text">
      <style:text-properties fo:font-size="12.00pt" fo:font-weight="normal" fo:font-family="'Courier New'" style:font-family-asian="'Courier New'" style:font-family-complex="'Courier New'" fo:background-color="transparent" style:use-window-font-color="true"/>
    </style:style>
    <style:style style:name="T15" style:family="text">
      <style:text-properties fo:font-size="12.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16" style:family="text">
      <style:text-properties fo:font-size="12.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17" style:family="text">
      <style:text-properties fo:font-size="12.00pt" fo:font-weight="normal" fo:font-family="'Courier New'" style:font-family-asian="'Courier New'" style:font-family-complex="'Courier New'" fo:background-color="transparent" style:use-window-font-color="true"/>
    </style:style>
    <style:style style:name="T18" style:family="text">
      <style:text-properties fo:font-size="14.00pt" fo:font-weight="bold" fo:font-family="'Courier New'" style:font-family-asian="'Courier New'" style:font-family-complex="'Courier New'" fo:background-color="transparent" style:use-window-font-color="true"/>
    </style:style>
    <style:style style:name="T19" style:family="text">
      <style:text-properties fo:font-size="12.00pt" fo:font-weight="normal" fo:font-family="'Courier New'" style:font-family-asian="'Courier New'" style:font-family-complex="'Courier New'" fo:background-color="transparent" style:use-window-font-color="true"/>
    </style:style>
    <style:style style:name="T20" style:family="text">
      <style:text-properties fo:font-size="14.00pt" fo:font-weight="bold" fo:font-family="'Courier New'" style:font-family-asian="'Courier New'" style:font-family-complex="'Courier New'" fo:background-color="transparent" style:use-window-font-color="true"/>
    </style:style>
    <style:style style:name="T21" style:family="text">
      <style:text-properties fo:font-size="12.00pt" fo:font-weight="normal" fo:font-family="'Courier New'" style:font-family-asian="'Courier New'" style:font-family-complex="'Courier New'" fo:background-color="transparent" style:use-window-font-color="true"/>
    </style:style>
    <style:style style:name="T22" style:family="text">
      <style:text-properties fo:font-size="14.00pt" fo:font-weight="bold" fo:font-family="'Courier New'" style:font-family-asian="'Courier New'" style:font-family-complex="'Courier New'" fo:background-color="transparent" style:use-window-font-color="true"/>
    </style:style>
    <style:style style:name="T23" style:family="text">
      <style:text-properties fo:font-size="12.00pt" fo:font-weight="normal" fo:font-family="'Courier New'" style:font-family-asian="'Courier New'" style:font-family-complex="'Courier New'" fo:background-color="transparent" style:use-window-font-color="true"/>
    </style:style>
    <style:style style:name="T24" style:family="text">
      <style:text-properties fo:font-size="14.00pt" fo:font-weight="bold" fo:font-family="'Courier New'" style:font-family-asian="'Courier New'" style:font-family-complex="'Courier New'" fo:background-color="transparent" style:use-window-font-color="true"/>
    </style:style>
    <style:style style:name="T25" style:family="text">
      <style:text-properties fo:font-size="12.00pt" fo:font-weight="normal" fo:font-family="'Courier New'" style:font-family-asian="'Courier New'" style:font-family-complex="'Courier New'" fo:background-color="transparent" style:use-window-font-color="true"/>
    </style:style>
    <style:style style:name="T26" style:family="text">
      <style:text-properties fo:font-size="12.00pt" fo:font-weight="bold" fo:font-family="'Courier New'" style:font-family-asian="'Courier New'" style:font-family-complex="'Courier New'" fo:background-color="transparent" style:use-window-font-color="true"/>
    </style:style>
    <style:style style:name="T27" style:family="text">
      <style:text-properties fo:font-size="12.00pt" fo:font-weight="normal" fo:font-family="'Courier New'" style:font-family-asian="'Courier New'" style:font-family-complex="'Courier New'" fo:background-color="transparent" style:use-window-font-color="true"/>
    </style:style>
    <style:style style:name="T28" style:family="text">
      <style:text-properties fo:font-size="12.00pt" fo:font-weight="bold" fo:font-family="'Courier New'" style:font-family-asian="'Courier New'" style:font-family-complex="'Courier New'" fo:background-color="transparent" style:use-window-font-color="true"/>
    </style:style>
    <style:style style:name="T29" style:family="text">
      <style:text-properties fo:font-size="12.00pt" fo:font-weight="normal" fo:font-family="'Courier New'" style:font-family-asian="'Courier New'" style:font-family-complex="'Courier New'" fo:background-color="transparent" style:use-window-font-color="true"/>
    </style:style>
    <style:style style:name="T30" style:family="text">
      <style:text-properties fo:font-size="12.00pt" fo:font-weight="bold" fo:font-family="'Courier New'" style:font-family-asian="'Courier New'" style:font-family-complex="'Courier New'" fo:background-color="transparent" style:use-window-font-color="true"/>
    </style:style>
    <style:style style:name="T31" style:family="text">
      <style:text-properties fo:font-size="12.00pt" fo:font-weight="normal" fo:font-family="'Courier New'" style:font-family-asian="'Courier New'" style:font-family-complex="'Courier New'" fo:background-color="transparent" style:use-window-font-color="true"/>
    </style:style>
    <style:style style:name="T32" style:family="text">
      <style:text-properties fo:font-size="14.00pt" fo:font-weight="bold" fo:font-family="'Courier New'" style:font-family-asian="'Courier New'" style:font-family-complex="'Courier New'" fo:background-color="transparent" style:use-window-font-color="true"/>
    </style:style>
    <style:style style:name="T33" style:family="text">
      <style:text-properties fo:font-size="12.00pt" fo:font-weight="normal" fo:font-family="'Courier New'" style:font-family-asian="'Courier New'" style:font-family-complex="'Courier New'" fo:background-color="transparent" style:use-window-font-color="true"/>
    </style:style>
    <style:style style:name="T34" style:family="text">
      <style:text-properties fo:font-size="14.00pt" fo:font-weight="bold" fo:font-family="'Courier New'" style:font-family-asian="'Courier New'" style:font-family-complex="'Courier New'" fo:background-color="transparent" style:use-window-font-color="true"/>
    </style:style>
    <style:style style:name="T35" style:family="text">
      <style:text-properties fo:font-size="12.00pt" fo:font-weight="normal" fo:font-family="'Courier New'" style:font-family-asian="'Courier New'" style:font-family-complex="'Courier New'" fo:background-color="transparent" style:use-window-font-color="true"/>
    </style:style>
    <style:style style:name="T36" style:family="text">
      <style:text-properties fo:font-size="12.00pt" fo:font-weight="bold" fo:font-family="'Courier New'" style:font-family-asian="'Courier New'" style:font-family-complex="'Courier New'" fo:background-color="transparent" style:use-window-font-color="true"/>
    </style:style>
    <style:style style:name="T37" style:family="text">
      <style:text-properties fo:font-size="12.00pt" fo:font-weight="normal" fo:font-family="'Courier New'" style:font-family-asian="'Courier New'" style:font-family-complex="'Courier New'" fo:background-color="transparent" style:use-window-font-color="true"/>
    </style:style>
    <style:style style:name="T38" style:family="text">
      <style:text-properties fo:font-size="12.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Creation of fitness programs</text:span></text:p>
      <text:p text:style-name="P2"><text:span text:style-name="T2"/></text:p>
      <text:p text:style-name="P2"><text:span text:style-name="T2"><text:s text:c="18"/></text:span><text:span text:style-name="T3">Design stage</text:span><text:span text:style-name="T4"/></text:p>
      <text:p text:style-name="P2"><text:span text:style-name="T4"/></text:p>
      <text:p text:style-name="P2"><text:span text:style-name="T5"><text:s text:c="3"/>Our program will implement the MVC pattern.</text:span></text:p>
      <text:p text:style-name="P2"><text:span text:style-name="T6"/></text:p>
      <text:p text:style-name="P2"><text:span text:style-name="T6">The<text:s/></text:span><text:span text:style-name="T7">MVC<text:s/></text:span><text:span text:style-name="T8">pattern was taken as a basis. This pattern was chosen because it allows you to separate ideas from logic. In most cases, this approach is justified.</text:span></text:p>
      <text:p text:style-name="P2"><text:span text:style-name="T8"/></text:p>
      <text:p text:style-name="P2"><text:span text:style-name="T9">MVC<text:s/></text:span><text:span text:style-name="T10">- divided into 3 parts.</text:span></text:p>
      <text:p text:style-name="P2"><text:span text:style-name="T10"/></text:p>
      <text:p text:style-name="P2"><text:span text:style-name="T11">Part 1 of the Model<text:s/></text:span><text:span text:style-name="T12">is a description of our objects, our representation area.</text:span></text:p>
      <text:p text:style-name="P2"><text:span text:style-name="T12"/></text:p>
      <text:p text:style-name="P2"><text:span text:style-name="T12">- Activity.cs (public int Id(get;set) - description of fields, properties, methods</text:span></text:p>
      <text:p text:style-name="P2"><text:span text:style-name="T12">- Eating.cs</text:span></text:p>
      <text:p text:style-name="P2"><text:span text:style-name="T12">- Exercise.cs</text:span></text:p>
      <text:p text:style-name="P2"><text:span text:style-name="T12">- Food.cs</text:span></text:p>
      <text:p text:style-name="P2"><text:span text:style-name="T12">- Gender.cs</text:span></text:p>
      <text:p text:style-name="P2"><text:span text:style-name="T12">- User.cs</text:span></text:p>
      <text:p text:style-name="P2"><text:span text:style-name="T12"/></text:p>
      <text:p text:style-name="P2"><text:span text:style-name="T12">based on the Model, we can automatically generate the Database because it is generated tightly from the Entity Framework.</text:span></text:p>
      <text:p text:style-name="P2"><text:span text:style-name="T12"/></text:p>
      <text:p text:style-name="P2"><text:span text:style-name="T13">Part 2 Сontroller<text:s/></text:span><text:span text:style-name="T14">- we register the main logic of BL Business Logic, that is, we register how our objects work and interact in the Controller.</text:span></text:p>
      <text:p text:style-name="P2"><text:span text:style-name="T14"/></text:p>
      <text:p text:style-name="P2"><text:span text:style-name="T14">- EatingControllerTests.cs.</text:span></text:p>
      <text:p text:style-name="P2"><text:span text:style-name="T14">- ExerciseControllerTests.cs.</text:span></text:p>
      <text:p text:style-name="P2"><text:span text:style-name="T14">- UserControllerTests.cs.</text:span></text:p>
      <text:p text:style-name="P2"><text:span text:style-name="T14"/></text:p>
      <text:p text:style-name="P2"><text:span text:style-name="T15">Part 3</text:span><text:span text:style-name="T16"><text:s/>View<text:s/></text:span><text:span text:style-name="T17">- the part where our idea is implemented, the user interface, accordingly our interface works with the controller. It is not recommended to put logic in the View, because the interface may change when necessary or duplicate code, which increases the possibility of errors.</text:span></text:p>
      <text:p text:style-name="P2"><text:span text:style-name="T17"/></text:p>
      <text:p text:style-name="P2"><text:span text:style-name="T17"/></text:p>
      <text:p text:style-name="P2"><text:span text:style-name="T18">We will also use unit tests in our program.</text:span></text:p>
      <text:p text:style-name="P2"><text:span text:style-name="T19"/></text:p>
      <text:p text:style-name="P2"><text:span text:style-name="T19">TESTS - a certain auxiliary code that allows you to automatically check the correctness of the code we have written.</text:span></text:p>
      <text:p text:style-name="P2"><text:span text:style-name="T19"/></text:p>
      <text:p text:style-name="P2"><text:span text:style-name="T19">We create a method that calls our initial method, the logic that is implemented there.</text:span></text:p>
      <text:p text:style-name="P2"><text:span text:style-name="T19"/></text:p>
      <text:p text:style-name="P2"><text:span text:style-name="T19">Test behavior ways:</text:span></text:p>
      <text:p text:style-name="P2"><text:span text:style-name="T19"><text:s text:c="2"/>- Input parameters (which we set)</text:span></text:p>
      <text:p text:style-name="P2"><text:span text:style-name="T19"><text:s text:c="2"/>- Waiting</text:span></text:p>
      <text:p text:style-name="P2"><text:span text:style-name="T19"><text:s text:c="2"/>- Behavior</text:span></text:p>
      <text:p text:style-name="P2"><text:span text:style-name="T19"/></text:p>
      <text:p text:style-name="P2"><text:span text:style-name="T20">A dictionary system will also be implemented in our program.</text:span></text:p>
      <text:p text:style-name="P2"><text:span text:style-name="T21"/></text:p>
      <text:p text:style-name="P2"><text:span text:style-name="T22">lable = name Ru Eng.</text:span></text:p>
      <text:p text:style-name="P2"><text:span text:style-name="T23"/></text:p>
      <text:p text:style-name="P2"><text:span text:style-name="T23">In our case, we made a double system of the dictionary Ru and Eng. In which we can switch between the languages of the program depending on which one we need.</text:span></text:p>
      <text:p text:style-name="P2"><text:span text:style-name="T23">Localize our interface by adding a folder that we will call Languages. We will add resource files to this folder: Messages-ru-ru.resx, Messages.en-us.resx. After adding our files, a form will open in which we can add the data we need.</text:span></text:p>
      <text:p text:style-name="P2"><text:span text:style-name="T23">The advantage of resources is that they are included directly in the compilation of the Ex file.</text:span></text:p>
      <text:p text:style-name="P2"><text:span text:style-name="T23"/></text:p>
      <text:p text:style-name="P2"><text:span text:style-name="T24">Our program also uses Entity Framework technology.</text:span></text:p>
      <text:p text:style-name="P2"><text:span text:style-name="T25"/></text:p>
      <text:p text:style-name="P2"><text:span text:style-name="T25">We use this technology to write data not only to text files, but directly to a SQL database.</text:span></text:p>
      <text:p text:style-name="P2"><text:span text:style-name="T25">We can easily change the write behavior in our<text:s/></text:span><text:span text:style-name="T26">Controllerbase<text:s/></text:span><text:span text:style-name="T27">class by replacing<text:s/></text:span><text:span text:style-name="T28">SerializeDataSaver<text:s/></text:span><text:span text:style-name="T29">with<text:s/></text:span><text:span text:style-name="T30">DataBaseDataSaver</text:span><text:span text:style-name="T31">.</text:span></text:p>
      <text:p text:style-name="P2"><text:span text:style-name="T31"/></text:p>
      <text:p text:style-name="P2"><text:span text:style-name="T32">Our program also uses DI (Dependency injection) technology</text:span></text:p>
      <text:p text:style-name="P2"><text:span text:style-name="T33"/></text:p>
      <text:p text:style-name="P2"><text:span text:style-name="T33">Our main class will depend on the abstraction. In our case, the abstraction will be an interface. And the Interface itself determines what this method is. But the very details of the implementation, how it will be implemented, are not interesting to our main method. In this way, we make our program easily extensible, more flexible and able to change its behavior depending on certain parameters during development.</text:span></text:p>
      <text:p text:style-name="P2"><text:span text:style-name="T33"><text:s/></text:span></text:p>
      <text:p text:style-name="P2"><text:span text:style-name="T34">An installer project will also be added to our program.</text:span></text:p>
      <text:p text:style-name="P2"><text:span text:style-name="T35"/></text:p>
      <text:p text:style-name="P2"><text:span text:style-name="T35">Let's add an installer project to our application using<text:s/></text:span><text:span text:style-name="T36">Visual Studio Installer</text:span><text:span text:style-name="T37">. With the help of a custom builder, we can add all the necessary components that we need to include in our installer. For example: a shortcut on the desktop, a shortcut in the start menu folder. Thus, we completely manage the installation process of the program.</text:span></text:p>
      <text:p text:style-name="P2"><text:span text:style-name="T37"/></text:p>
      <text:p text:style-name="P2"><text:span text:style-name="T37"/></text:p>
      <text:p text:style-name="P2"><text:span text:style-name="T37"/></text:p>
      <text:p text:style-name="P2"><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